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2850ce" officeooo:paragraph-rsid="00191bb9"/>
    </style:style>
    <style:style style:name="P2" style:family="paragraph" style:parent-style-name="Standard">
      <style:text-properties officeooo:rsid="0029f08e" officeooo:paragraph-rsid="00191bb9"/>
    </style:style>
    <style:style style:name="P3" style:family="paragraph" style:parent-style-name="Standard">
      <style:text-properties officeooo:rsid="002850ce" officeooo:paragraph-rsid="00191bb9"/>
    </style:style>
    <style:style style:name="P4" style:family="paragraph" style:parent-style-name="Standard">
      <style:text-properties officeooo:rsid="00285759" officeooo:paragraph-rsid="00191bb9"/>
    </style:style>
    <style:style style:name="P5" style:family="paragraph" style:parent-style-name="Standard">
      <style:text-properties style:font-name="Dudu Cyryllic" officeooo:rsid="00285759" officeooo:paragraph-rsid="00191bb9"/>
    </style:style>
    <style:style style:name="P6" style:family="paragraph" style:parent-style-name="Standard">
      <style:text-properties style:font-name="Liberation Serif" fo:font-style="italic" officeooo:rsid="00285759" officeooo:paragraph-rsid="00191bb9" style:font-style-asian="italic" style:font-style-complex="italic"/>
    </style:style>
    <style:style style:name="P7" style:family="paragraph" style:parent-style-name="Standard">
      <style:text-properties officeooo:rsid="00285fe7" officeooo:paragraph-rsid="00191bb9"/>
    </style:style>
    <style:style style:name="T1" style:family="text">
      <style:text-properties officeooo:rsid="00939a83"/>
    </style:style>
    <style:style style:name="T2" style:family="text">
      <style:text-properties officeooo:rsid="00ba892c"/>
    </style:style>
    <style:style style:name="T3" style:family="text">
      <style:text-properties officeooo:rsid="0007ce53"/>
    </style:style>
    <style:style style:name="T4" style:family="text">
      <style:text-properties officeooo:rsid="0029f08e"/>
    </style:style>
    <style:style style:name="T5" style:family="text">
      <style:text-properties officeooo:rsid="00946d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<text:s/><text:span text:style-name="T1">С</text:span>ам<text:span text:style-name="T1">ое</text:span> трудн<text:span text:style-name="T1">ое</text:span> <text:span text:style-name="T1">п</text:span>о утрам — покидать свою постель.</text:p>
      <text:p text:style-name="P3">Ка<text:span text:style-name="T1">жется</text:span>, всё бы отдал, <text:span text:style-name="T1">только б</text:span> позволили полежать ещё минуточку, или две и не кричали, что пора в садик.</text:p>
      <text:p text:style-name="P3">А в одно из утр подушка настолько податливо лежала под головой и матрас, постеленный на раскладушке, стал до того точным слепком моего тела, что оторваться от них и от тепла, скопившегося за ночь под одеялом, было чем-то немыслимым и непосильным, покуда вдруг не пришло пугающе неоспоримое осознание — если сейчас не оторвусь от этой втягивающей дремотной неги, то никогда уже не приду в садик и вообще никуда, потому что это будет смерть во сне.</text:p>
      <text:p text:style-name="P3">Я вылез в холод комнаты и начал одеваться...</text:p>
      <text:p text:style-name="P3">По воскресеньям можно было поваляться, но никогда больше постель не принимала настолько усладительн<text:span text:style-name="T2">ую</text:span> форм<text:span text:style-name="T2">у</text:span>.</text:p>
      <text:p text:style-name="P3"/>
      <text:p text:style-name="P3"><text:span text:style-name="T1">В одно из</text:span> воскресен<text:span text:style-name="T1">ий</text:span> я проснулся в комнате один и услышал смех и визги Сашки с Наташкой откуда-то извне.</text:p>
      <text:p text:style-name="P3">Наспех на<text:span text:style-name="T1">тянув</text:span> одежду, я выскочил в коридор.</text:p>
      <text:p text:style-name="P3">На кухне <text:span text:style-name="T2">одна </text:span>только бабка позвякивает крышками кастрюль, а шум идёт из комнаты родителей.</text:p>
      <text:p text:style-name="P4">Я вбежал туда в разгар веселья: мои брат с сестрой и мама хохотали вовсю над белым бесформенн<text:span text:style-name="T1">ы</text:span>м комом, стоящим в углу на голенастых ногах.</text:p>
      <text:p text:style-name="P4">Конечно, это папа!</text:p>
      <text:p text:style-name="P4">Покрылся толстым родительским одеялом в белом пододеяльнике и теперь неуклюже топочется там у шкафа.</text:p>
      <text:p text:style-name="P4">Но вдруг эти ноги начали совместно скакать, всколыхивая свисающие белые складки этого жутковато ногастого кома, отрезая маму и нас троих, вцепившихся в её халат, от выхода в коридор.</text:p>
      <text:p text:style-name="P4">Как мы хохотали! И ещё судорожнее цеплялись за маму.</text:p>
      <text:p text:style-name="P4">Потом кто-то из нас перешёл на плач и мама сказала: «Да это же папа, глупенький!»</text:p>
      <text:p text:style-name="P4">Но Саша не унимался (а может Наташа, но не я, хотя и мой смех всё больше скатывался к истерике) и она сказала: «Ну, хватит, Коля!»</text:p>
      <text:p text:style-name="P4">И одеяло распрямилось, открыв смеющегося папу в трусах и майке, и мы все начали утешать Сашку, недоверчиво пробующего засмеяться сквозь слёзы.</text:p>
      <text:p text:style-name="P5"/>
      <text:p text:style-name="P6"><text:span text:style-name="T3">(...с</text:span>мех и страх неразъёмны и нет ничего страшней непонятного...<text:span text:style-name="T3">)</text:span></text:p>
      <text:p text:style-name="P6"/>
      <text:p text:style-name="P4">А в другое утро я прибрёл в комнату родителей зарёванно признаться, что опять уписялся ночью.</text:p>
      <text:p text:style-name="P4">Они уже одевались и папа сказал: «Тоже мне — парень!», а мама велела снять трусики и залезть в их кровать.</text:p>
      <text:p text:style-name="P4">Она достала мне с полки в шкафу сухие и вышла на кухню вслед за папой.</text:p>
      <text:p text:style-name="P4">Меня мягко укрыло их тёплое ещё одеяло. Даже простыня была такой мягкой, ласковой.</text:p>
      <text:p text:style-name="P4">Преисполненный удовольствия, я вытянул, сколько мог, руки и ноги.</text:p>
      <text:p text:style-name="P4">Правая рука сунулась под подушку и достала оттуда непонятную заскорузлую тряпочку. </text:p>
      <text:p text:style-name="P4">Я не мог определить её назначения, но чувствовал, что коснулся чего-то стыдного, о чём ни у кого не надо спрашивать...</text:p>
      <text:p text:style-name="P4"/>
      <text:p text:style-name="P4">Трудно сказать что было вкуснее: мамино печенье, или пышки бабы Марфы, которые они пекли к праздникам в синей электрической духовке «Харьков».</text:p>
      <text:p text:style-name="P4">Помимо стряпни на кухне, баба Марфа ещё читала нам книгу «Русские былины», про <text:soft-page-break/>богатырей, что сражаются с несметными полчищами и змей-горынычами, а потом приезжают в Киев к Владимиру Красно Солнышко.</text:p>
      <text:p text:style-name="P7">Мы втроём усаживались вокруг бабушки на её железную койку и слушали про подвиги Алёши Поповича с Добрыней Никитичем; а когда они кручинились, то вспоминали матушку — каждый свою — но слова при этом приговаривали одинаковые: что зачем она не завернула их в белу тряпицу да не бросила в быстру реченьку, когда были ещё младенцами <text:span text:style-name="T1">н</text:span>есмышлёными.</text:p>
      <text:p text:style-name="P7">Только Илья Муромец да Святогор, которого <text:span text:style-name="T1">даже </text:span>мать сыра-земля не могла носить, а выдерживали лишь скалы да камни горные, таких слов не приговаривали.</text:p>
      <text:p text:style-name="P7">Иногда богатыри с переменным успехом сражались с переодетыми в доспехи красавицами, но в последний момент побеждённые говорили: «ты меня не губи, а напои-накорми да поцелуй в уста сахарные».</text:p>
      <text:p text:style-name="P7">Эти места в не раз <text:span text:style-name="T2">уже </text:span>слушанных былинах мне особенно нравились и я заранее их предвкушал.</text:p>
      <text:p text:style-name="P7"/>
      <text:p text:style-name="P7">Ванную баба Марфа называла баней и после еженедельного купания возвращалась оттуда в нашу комнату распаренная до красноты, усаживалась на свою койку чуть не телешом — в одной из своих длинных юбок и в мужчинской майке без рукавов и остывала, расчёсывая и заплетая в косицу свои бесцветные волосы.</text:p>
      <text:p text:style-name="P7">На левом предплечьи у неё висела большая родинка в виде женского соска — так называемое «сучье вымя».</text:p>
      <text:p text:style-name="P7">Во время одного из её остываний, когда она, казалось, ничего не замечала кроме влажных прядей своих волос и дугообразного пластмассового гребешка, <text:s/>а мой брат и сестра играли на диване, <text:s/>я заполз под железную сетку узкой бабкиной койки, просевшую под её весом, подобрался к упёртым в пол ногам и заглянул вверх — под широкий подол юбки, сам не знаю зачем.</text:p>
      <text:p text:style-name="P7">Ничего в том подъюбочном сумраке я не разобрал, но впоследствии долго носил в себе чувство вины перед бабкой, <text:s/>а помимо того ещё и сильное подозрение, что она <text:span text:style-name="T4">приметила</text:span> <text:s/>моё заползновенье...</text:p>
      <text:p text:style-name="P7"/>
      <text:p text:style-name="P2">Санька был надёжным младшим братом: молчалив, доверчив.</text:p>
      <text:p text:style-name="P2">Он родился вслед за шустрой Наташкой, посинелый, захлёстнутый пуповиной, но зато в рубашке.</text:p>
      <text:p text:style-name="P2">Рубашку с него сняли в роддоме, мама говорила из них делают какое-то особое лекарство.</text:p>
      <text:p text:style-name="P2">А Натаня и впрямь <text:span text:style-name="T5">оказалась</text:span> ушлой пронырой и первой узнавала все новости: что завтра бабушка будет печь пышки, что в квартиру на первом этаже вселяются новые жильцы, что в субботу родители уйдут в гости, и что нельзя убивать лягушку, а то дождь пойдёт.</text:p>
      <text:p text:style-name="P2">Она носила две косички, начинавшиеся по бокам от затылка. По достижении шеи в каждую из косичек вплеталась ленточка, которая в конце косы завязывалась тугим узлом с бантиком. Бантики эти никак не держались, рассыпаясь в узелок и пару ленточных хвостиков; наверное, от усердного верчения головой по сторонам — выведать: что-где-когда?</text:p>
      <text:p text:style-name="P2"/>
      <text:p text:style-name="P2">Возрастная разница в два года давала мне ощутимый запас прочности авторите<text:span text:style-name="T5">та</text:span> в глазах младших.</text:p>
      <text:p text:style-name="P2">Однако, когда молчаливый Санька повторил моё восхождение на чердак, получалось, что он обогнал меня на два года.</text:p>
      <text:p text:style-name="P2">Разумеется, ни он, ни я, ни Наташка не могли в то время делать такие формулировки и выводы, оставаясь на уровне эмоциональных ощущений и междометий типа: «ух, ты!» и «эх, ты...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21:02.115255026</meta:creation-date>
    <dc:date>2017-02-27T20:21:10.114674065</dc:date>
    <dc:creator>sehrguey </dc:creator>
    <meta:editing-duration>PT8S</meta:editing-duration>
    <meta:editing-cycles>1</meta:editing-cycles>
    <meta:document-statistic meta:table-count="0" meta:image-count="0" meta:object-count="0" meta:page-count="2" meta:paragraph-count="42" meta:word-count="918" meta:character-count="5769" meta:non-whitespace-character-count="4878"/>
    <meta:generator>LibreOffice/4.3.3.2$Linux_x86 LibreOffice_project/430m0$Build-2</meta:generator>
  </office:meta>
</office:document-meta>
</file>